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P2" style:family="paragraph" style:parent-style-name="Standard">
      <style:text-properties officeooo:rsid="0019c879" officeooo:paragraph-rsid="0019c879"/>
    </style:style>
    <style:style style:name="T1" style:family="text">
      <style:text-properties officeooo:rsid="001aeccc"/>
    </style:style>
    <style:style style:name="T2" style:family="text">
      <style:text-properties officeooo:rsid="001b8b2c"/>
    </style:style>
    <style:style style:name="T3" style:family="text">
      <style:text-properties officeooo:rsid="001cbd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Sama teoria to nie wszystko – trzeba też praktykę. Unikaj oglądania kursów bezmyślnie – ćwicz!</text:span></text:p>
      <text:p text:style-name="P1">-<text:span text:style-name="T3">Hackatony to dobra opcja do rozwoju poza to co obecnie wiesz, I uczenie się pracowania w teami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29T01:15:59.319813675</dc:date>
    <meta:editing-duration>PT5M11S</meta:editing-duration>
    <meta:editing-cycles>4</meta:editing-cycles>
    <meta:document-statistic meta:table-count="0" meta:image-count="0" meta:object-count="0" meta:page-count="1" meta:paragraph-count="2" meta:word-count="30" meta:character-count="192" meta:non-whitespace-character-count="162"/>
  </office:meta>
</office:document-meta>
</file>